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1eed" officeooo:paragraph-rsid="00011eed"/>
    </style:style>
    <style:style style:name="P2" style:family="paragraph" style:parent-style-name="Standard">
      <style:text-properties officeooo:rsid="00011eed" officeooo:paragraph-rsid="00011eed"/>
    </style:style>
    <style:style style:name="P3" style:family="paragraph" style:parent-style-name="Standard">
      <style:text-properties officeooo:rsid="000311bf" officeooo:paragraph-rsid="000311bf"/>
    </style:style>
    <style:style style:name="P4" style:family="paragraph" style:parent-style-name="Standard">
      <style:text-properties officeooo:rsid="000419e0" officeooo:paragraph-rsid="000419e0"/>
    </style:style>
    <style:style style:name="P5" style:family="paragraph" style:parent-style-name="Standard">
      <style:text-properties officeooo:rsid="000265cb" officeooo:paragraph-rsid="000265cb"/>
    </style:style>
    <style:style style:name="P6" style:family="paragraph" style:parent-style-name="Standard">
      <style:text-properties officeooo:rsid="00050134" officeooo:paragraph-rsid="00050134"/>
    </style:style>
    <style:style style:name="P7" style:family="paragraph" style:parent-style-name="Standard">
      <style:text-properties officeooo:rsid="00063ee5" officeooo:paragraph-rsid="00063ee5"/>
    </style:style>
    <style:style style:name="P8" style:family="paragraph" style:parent-style-name="Standard">
      <style:paragraph-properties fo:text-align="center" style:justify-single-word="false"/>
      <style:text-properties fo:font-size="44pt" officeooo:rsid="0007697b" officeooo:paragraph-rsid="0007697b" style:font-size-asian="44pt" style:font-size-complex="44pt"/>
    </style:style>
    <style:style style:name="P9" style:family="paragraph" style:parent-style-name="Standard">
      <style:text-properties fo:font-weight="bold" officeooo:rsid="00097b48" officeooo:paragraph-rsid="00097b48" style:font-weight-asian="bold" style:font-weight-complex="bold"/>
    </style:style>
    <style:style style:name="P10" style:family="paragraph" style:parent-style-name="Standard">
      <style:text-properties officeooo:rsid="00097b48" officeooo:paragraph-rsid="00097b48"/>
    </style:style>
    <style:style style:name="P11" style:family="paragraph" style:parent-style-name="Standard">
      <style:paragraph-properties fo:break-before="page"/>
      <style:text-properties fo:font-weight="bold" officeooo:rsid="00097b48" officeooo:paragraph-rsid="00097b48" style:font-weight-asian="bold" style:font-weight-complex="bold"/>
    </style:style>
    <style:style style:name="T1" style:family="text">
      <style:text-properties officeooo:rsid="000265cb"/>
    </style:style>
    <style:style style:name="T2" style:family="text">
      <style:text-properties officeooo:rsid="0007af0c"/>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1: <text:span text:style-name="T2">Concurrent</text:span> Web Server using BSD Sockets Report</text:p>
      <text:p text:style-name="P8"/>
      <text:p text:style-name="P8">CS 118: Computer Networking Fundamentals</text:p>
      <text:p text:style-name="P8"/>
      <text:p text:style-name="P8">Matthew Lin</text:p>
      <text:p text:style-name="P8">904281426</text:p>
      <text:p text:style-name="P8"/>
      <text:p text:style-name="P8">February 5, 2015</text:p>
      <text:p text:style-name="P8">TA: Seungbae Kim</text:p>
      <text:p text:style-name="P11">How to compile and run my source code:</text:p>
      <text:p text:style-name="P9"><text:span text:style-name="T3">1. Enter “make” into Terminal. This compiles the server.c and server.o files and generates an executable file called server. The Makefile produces the exact same executable as one you would create if you ran the command “gcc -o server server.c”.</text:span></text:p>
      <text:p text:style-name="P10">2.</text:p>
      <text:p text:style-name="P5"/>
      <text:p text:style-name="P5">Part A:</text:p>
      <text:p text:style-name="P6">I ran the following sequence of instructions:</text:p>
      <text:p text:style-name="P1">Run “./server 10000” on a terminal</text:p>
      <text:p text:style-name="P1">Run “./client 192.168.0.151 10000” on a terminal</text:p>
      <text:p text:style-name="P1">Run “localhost:10000/” on a browser (I used Firefox)</text:p>
      <text:p text:style-name="P3">On the browser screen, I saw the text “I got your message” for about 1 second</text:p>
      <text:p text:style-name="P1">Check the terminal window where I ran “./<text:span text:style-name="T1">server 10000”. The message is below:</text:span></text:p>
      <text:p text:style-name="P1"/>
      <text:p text:style-name="P3">Here is the message: GET / HTTP/1.1</text:p>
      <text:p text:style-name="P3">Host: localhost:10000</text:p>
      <text:p text:style-name="P3">User-Agent: Mozilla/5.0 (X11; Ubuntu; Linux x86_64; rv:39.0) Gecko/20100101 Firefox/39.0</text:p>
      <text:p text:style-name="P3">Accept: text/html,application/xhtml+xml,application/xml;q=0.9,*/*;q=0.8</text:p>
      <text:p text:style-name="P3">Accept-Language: en-US,en;q=0.5</text:p>
      <text:p text:style-name="P3">Accept-Encoding: gzi</text:p>
      <text:p text:style-name="P3"/>
      <text:p text:style-name="P4">Each field is defined as follows:</text:p>
      <text:p text:style-name="P4">* The first line is an HTTP request line. This is the bare minimum HTTP request in this case because we are not specifying an HTML page.</text:p>
      <text:p text:style-name="P4">* The second line is the beginning of the header. From here, we learn about the host, in this case “localhost”. We need this in case of virtual hosting, where a particular web server can host a wide variety of domains and websites. We also see our port number (10000).</text:p>
      <text:p text:style-name="P4">* User-Agent provides information on the client software. We can see I am running Mozilla on Ubuntu with a Linux x86_64 machine.</text:p>
      <text:p text:style-name="P4">* Accept: Describes what media/content is acceptable to the client. We can accept html, xml, and xhtml + xml files for this server. The q parameters after specifies which type of content is “preferred”.</text:p>
      <text:p text:style-name="P4">* Accept-Language: This is most often used to compress data, indicating if you want to provide content in many different languages.</text:p>
      <text:p text:style-name="P4">* Accept-Encoding: Refers to the type of encoding scheme that the server will accept, in this case gzi.</text:p>
      <text:p text:style-name="P4"/>
      <text:p text:style-name="P7">Part B:</text:p>
      <text:p text:style-name="P7">Add one more function</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9:28:43.562345109</meta:creation-date>
    <meta:generator>LibreOffice/4.2.8.2$Linux_X86_64 LibreOffice_project/420m0$Build-2</meta:generator>
    <dc:date>2016-02-04T14:44:35.806250140</dc:date>
    <meta:editing-duration>P3DT7H23M18S</meta:editing-duration>
    <meta:editing-cycles>7</meta:editing-cycles>
    <meta:document-statistic meta:table-count="0" meta:image-count="0" meta:object-count="0" meta:page-count="2" meta:paragraph-count="31" meta:word-count="339" meta:character-count="2075" meta:non-whitespace-character-count="1761"/>
  </office:meta>
</office:document-meta>
</file>